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1" svg:font-family="Calibri" style:font-adornments="Курсив"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_5f_paragraph">
      <style:text-properties officeooo:rsid="000591b2" officeooo:paragraph-rsid="000591b2"/>
    </style:style>
    <style:style style:name="P2" style:family="paragraph" style:parent-style-name="_5f_paragraph">
      <style:text-properties fo:language="en" fo:country="US" officeooo:rsid="000591b2" officeooo:paragraph-rsid="000591b2"/>
    </style:style>
    <style:style style:name="P3" style:family="paragraph" style:parent-style-name="_5f_paragraph">
      <style:text-properties fo:language="ru" fo:country="RU" officeooo:rsid="000591b2" officeooo:paragraph-rsid="000591b2"/>
    </style:style>
    <style:style style:name="P4" style:family="paragraph" style:parent-style-name="_5f_paragraph">
      <style:text-properties fo:language="ru" fo:country="RU" officeooo:rsid="000baece" officeooo:paragraph-rsid="000baece"/>
    </style:style>
    <style:style style:name="P5" style:family="paragraph" style:parent-style-name="_5f_paragraph">
      <style:text-properties fo:language="ru" fo:country="RU" officeooo:rsid="00200f1f" officeooo:paragraph-rsid="00200f1f"/>
    </style:style>
    <style:style style:name="P6" style:family="paragraph" style:parent-style-name="_5f_paragraph">
      <style:text-properties officeooo:paragraph-rsid="000591b2"/>
    </style:style>
    <style:style style:name="P7" style:family="paragraph" style:parent-style-name="_5f_paragraph">
      <style:text-properties officeooo:paragraph-rsid="00063ac5"/>
    </style:style>
    <style:style style:name="P8" style:family="paragraph" style:parent-style-name="_5f_paragraph">
      <style:text-properties officeooo:rsid="001d25e4" officeooo:paragraph-rsid="001d25e4"/>
    </style:style>
    <style:style style:name="P9" style:family="paragraph" style:parent-style-name="_5f_paragraph">
      <style:text-properties officeooo:paragraph-rsid="002398c4"/>
    </style:style>
    <style:style style:name="P10" style:family="paragraph" style:parent-style-name="_5f_paragraph">
      <style:text-properties officeooo:rsid="0025361d" officeooo:paragraph-rsid="0025361d"/>
    </style:style>
    <style:style style:name="P11" style:family="paragraph" style:parent-style-name="_5f_paragraph">
      <style:text-properties officeooo:paragraph-rsid="002aa625"/>
    </style:style>
    <style:style style:name="P12" style:family="paragraph" style:parent-style-name="_5f_paragraph">
      <style:text-properties officeooo:paragraph-rsid="002dd9c1"/>
    </style:style>
    <style:style style:name="P13" style:family="paragraph" style:parent-style-name="_5f_paragraph">
      <style:text-properties officeooo:rsid="002dd9c1" officeooo:paragraph-rsid="002dd9c1"/>
    </style:style>
    <style:style style:name="P14" style:family="paragraph" style:parent-style-name="_5f_paragraph">
      <style:text-properties officeooo:paragraph-rsid="00305b75"/>
    </style:style>
    <style:style style:name="P15" style:family="paragraph" style:parent-style-name="_5f_paragraph">
      <style:text-properties officeooo:rsid="0031668c" officeooo:paragraph-rsid="0032d349"/>
    </style:style>
    <style:style style:name="P16" style:family="paragraph" style:parent-style-name="_5f_paragraph">
      <style:text-properties officeooo:paragraph-rsid="0032d349"/>
    </style:style>
    <style:style style:name="T1" style:family="text">
      <style:text-properties officeooo:rsid="000591b2"/>
    </style:style>
    <style:style style:name="T2" style:family="text">
      <style:text-properties style:font-name="Calibri Light1" fo:font-size="11pt" fo:font-weight="250" officeooo:rsid="000591b2"/>
    </style:style>
    <style:style style:name="T3" style:family="text">
      <style:text-properties style:font-name="Calibri Light1" fo:font-size="11pt" fo:font-weight="250" officeooo:rsid="00063ac5"/>
    </style:style>
    <style:style style:name="T4" style:family="text">
      <style:text-properties style:font-name="Calibri Light1" fo:font-size="11pt" fo:font-weight="250" officeooo:rsid="0007b3d6"/>
    </style:style>
    <style:style style:name="T5" style:family="text">
      <style:text-properties style:font-name="Calibri Light1" fo:font-size="11pt" fo:font-weight="250" officeooo:rsid="000834fd"/>
    </style:style>
    <style:style style:name="T6" style:family="text">
      <style:text-properties style:font-name="Calibri Light1" fo:font-size="11pt" fo:font-weight="250" officeooo:rsid="000ccd3e"/>
    </style:style>
    <style:style style:name="T7" style:family="text">
      <style:text-properties style:font-name="Calibri Light1" fo:font-size="11pt" fo:font-weight="250" officeooo:rsid="002398c4"/>
    </style:style>
    <style:style style:name="T8" style:family="text">
      <style:text-properties style:font-name="Calibri Light1" fo:font-size="11pt" fo:font-weight="250" officeooo:rsid="002fa702"/>
    </style:style>
    <style:style style:name="T9" style:family="text">
      <style:text-properties style:font-name="Calibri Light1" fo:font-size="11pt" fo:language="ru" fo:country="RU" fo:font-weight="250"/>
    </style:style>
    <style:style style:name="T10" style:family="text">
      <style:text-properties style:font-name="Calibri Light1" fo:font-size="11pt" fo:language="ru" fo:country="RU" fo:font-weight="250" officeooo:rsid="002bf7ec"/>
    </style:style>
    <style:style style:name="T11" style:family="text">
      <style:text-properties style:font-name="Calibri Light1" fo:font-size="11pt" fo:language="ru" fo:country="RU" fo:font-weight="250" officeooo:rsid="002fa702"/>
    </style:style>
    <style:style style:name="T12" style:family="text">
      <style:text-properties style:font-name="Calibri Light1" fo:font-size="11pt" fo:language="ru" fo:country="RU" fo:font-weight="250" officeooo:rsid="00305b75"/>
    </style:style>
    <style:style style:name="T13" style:family="text">
      <style:text-properties style:font-name="Calibri Light1" fo:font-size="11pt" fo:language="ru" fo:country="RU" fo:font-weight="250" officeooo:rsid="0032d349"/>
    </style:style>
    <style:style style:name="T14" style:family="text">
      <style:text-properties style:font-name="Calibri Light1" fo:font-size="11pt" fo:language="ru" fo:country="RU" fo:font-weight="bold" officeooo:rsid="0032d349" style:font-weight-asian="bold" style:font-weight-complex="bold"/>
    </style:style>
    <style:style style:name="T15" style:family="text">
      <style:text-properties style:font-name="Calibri Light1" fo:font-size="11pt" fo:language="en" fo:country="US" fo:font-weight="250"/>
    </style:style>
    <style:style style:name="T16" style:family="text">
      <style:text-properties style:font-name="Calibri Light1" fo:font-size="11pt" fo:language="en" fo:country="US" fo:font-weight="250" officeooo:rsid="00305b75"/>
    </style:style>
    <style:style style:name="T17" style:family="text">
      <style:text-properties style:font-name="Calibri Light1" fo:font-size="11pt" fo:language="en" fo:country="US" fo:font-weight="250" officeooo:rsid="0032d349"/>
    </style:style>
    <style:style style:name="T18" style:family="text">
      <style:text-properties officeooo:rsid="00063ac5"/>
    </style:style>
    <style:style style:name="T19" style:family="text">
      <style:text-properties fo:language="ru" fo:country="RU"/>
    </style:style>
    <style:style style:name="T20" style:family="text">
      <style:text-properties fo:language="ru" fo:country="RU" officeooo:rsid="002bf7ec"/>
    </style:style>
    <style:style style:name="T21" style:family="text">
      <style:text-properties fo:language="ru" fo:country="RU" officeooo:rsid="002aa625"/>
    </style:style>
    <style:style style:name="T22" style:family="text">
      <style:text-properties fo:language="ru" fo:country="RU" officeooo:rsid="00305b75"/>
    </style:style>
    <style:style style:name="T23" style:family="text">
      <style:text-properties officeooo:rsid="00200f1f"/>
    </style:style>
    <style:style style:name="T24" style:family="text">
      <style:text-properties officeooo:rsid="002398c4"/>
    </style:style>
    <style:style style:name="T25" style:family="text">
      <style:text-properties fo:language="en" fo:country="US" officeooo:rsid="00305b75"/>
    </style:style>
    <style:style style:name="T26" style:family="text">
      <style:text-properties officeooo:rsid="002dd9c1"/>
    </style:style>
    <style:style style:name="T27" style:family="text">
      <style:text-properties officeooo:rsid="002fa702"/>
    </style:style>
    <style:style style:name="T28" style:family="text">
      <style:text-properties officeooo:rsid="00305b75"/>
    </style:style>
    <style:style style:name="T29" style:family="text">
      <style:text-properties officeooo:rsid="0032d349"/>
    </style:style>
    <style:style style:name="T30" style:family="text">
      <style:text-properties fo:color="#c9211e" loext:opacity="100%" style:font-name="Calibri Light1" fo:font-size="11pt" fo:language="ru" fo:country="RU" fo:font-weight="bold" officeooo:rsid="0032d349"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S</text:p>
      <text:p text:style-name="_5f_paragraph">У темы должен быть как минимум один каскадный лист стиля. Первичный лист стиля для темы должен называться style .css. Кроме того, первые несколько строк этого листа должны соответствовать определенным указаниям. Эти требования рассматриваются далее в разделе «Основной файл: Style.css» этой главы. WordPress использует данную информацию, чтобы определить, какие темы доступны для сайта WordPress, и заставить их появляться в консоли во вкладке Внешний вид. Если заголовок стиля не задан в соответствии со стандартными требованиями WordPress, он не появится в консоли.</text:p>
      <text:p text:style-name="P3">Картинки</text:p>
      <text:p text:style-name="P3">Тема, вероятно, включает в себя некоторые файлы изображений и другие креативные ресурсы или файлы JavaScript, такие как плагины jQuery. Эти ресурсы используются в теме, чтобы придать веб-сайту особый внешний вид — тот, который хотите вы. Как эти файлы структурированы в вашей теме, зависит от вас. Обычно они помещаются в подпапку основной директории темы, такую как img/, images/, assets/ или js / в зависимости от типа файла. Одна из приятных вещей, касающихся разделения и упаковки тем, заключается в том, что ссылки на изображения могут быть относительными из файла CSS. </text:p>
      <text:p text:style-name="P3">Кроме того, на эти креативные ресурсы можно ссылаться из файлов шаблона, используя встроенные функции WordPress, такие как bloginfo( 'stylesheet_directory ' ). При верной реализации это позволяет делать тему весьма мобильной.</text:p>
      <text:p text:style-name="P1">Плагины</text:p>
      <text:p text:style-name="P6"><text:span text:style-name="T1">Тут в смысле плагигы чужие, </text:span><text:span text:style-name="T2">однако, если есть часть, кторую мржно перенсти в другую тему, то её нужно в плагин засунуть.</text:span></text:p>
      <text:p text:style-name="_5f_heading_5f_middle_5f_1">Создание своей темы</text:p>
      <text:p text:style-name="_5f_paragraph">В примере используется <text:span text:style-name="_5f_bold">Twenty Eleven</text:span>, поскольку она поставляется с <text:span text:style-name="_5f_bold">WordPress</text:span>, а не потому, что она считается лучшим выбором стартовой темы. На практике, однако, она используется и как стартовая, и как родительская тема для клиентских проектов.</text:p>
      <text:p text:style-name="P7"><text:span text:style-name="T18">У меня её нет и я не могу её скачать через сайт, потому что </text:span><text:span text:style-name="T3">сайт локальный. Качаем и рапаковываем. </text:span><text:span text:style-name="T4">Закидываем в темы.</text:span><text:span text:style-name="T5"> Будем в неё заглядывать.</text:span></text:p>
      <text:p text:style-name="_5f_heading_5f_bottom">Основной файл: Style.css </text:p>
      <text:p text:style-name="_5f_paragraph">Файл style.css WordPress использует, чтобы обращаться к теме. Он необходим, чтобы тема работала. Вы можете создать новую тему, ограничившись листом стиля и шаблонным файлом index. php, хотя этот файл может быть и пустым. Используя мощь иерархии темы, WordPress автоматически замещает недостающие шаблоны, если в теме их нет.</text:p>
      <text:p text:style-name="_5f_paragraph">При создании styles.css для новой темы первые несколько строк являются критичными. Они предоставляют WordPress информацию для дальнейшего использования в консоли темы и последующего обращения к теме в ядре. Первые строки должны выглядеть так (разумеется, внесите свою информацию):</text:p>
      <text:p text:style-name="_5f_code">/*</text:p>
      <text:p text:style-name="_5f_code">THEME NAME: MyTheme</text:p>
      <text:p text:style-name="_5f_code">THEME URI: http://www.mirmillo.com/mytheme/</text:p>
      <text:p text:style-name="_5f_code">DESCRIPTION: Theme for my new site. Based on Twenty Eleven.</text:p>
      <text:p text:style-name="_5f_code">VERSION: 1.0</text:p>
      <text:p text:style-name="_5f_code">AUTHOR: David Damstra (and friends)</text:p>
      <text:p text:style-name="_5f_code">AUTHOR URI: http://mirmillo.com/author/ddamstra</text:p>
      <text:p text:style-name="_5f_code">License: GNU General Public License v2 or later</text:p>
      <text:p text:style-name="_5f_code">License URI: http://www.gnu.Org/licenses/gpl-2.0.html</text:p>
      <text:p text:style-name="_5f_code">Tags: dark, light, white, black, gray, one-column, two-columns,</text:p>
      <text:p text:style-name="_5f_code">left-sidebar, right-sidebar, fixed-width, flexible-width,</text:p>
      <text:p text:style-name="_5f_code"><text:soft-page-break/>custom-background, custom-colors, custom-header, custom-menu,</text:p>
      <text:p text:style-name="_5f_code">editor-style, featured-image-header, featured-images,</text:p>
      <text:p text:style-name="_5f_code">full-width-template, microformats, post-formats,</text:p>
      <text:p text:style-name="_5f_code">rtl-language-support, sticky-post, theme-options, translation-ready</text:p>
      <text:p text:style-name="_5f_code">*/</text:p>
      <text:p text:style-name="P4">После этого новая тема появится в админке</text:p>
      <text:p text:style-name="_5f_heading_5f_bottom">Показываем контент: Index.php</text:p>
      <text:p text:style-name="_5f_paragraph">Файл index.php — шаблон вашего сайта по умолчанию. У WordPress есть встроенный движок принятия решений, который определяет, какой тип информации запрошен пользователем, а после этого решает, есть ли для этого типа файл шаблона.</text:p>
      <text:p text:style-name="_5f_paragraph">Отображение контента различными способами: index.php</text:p>
      <text:p text:style-name="_5f_paragraph">Файл index.php действительно самый важный файл шаблона в теме. Хотя активная тема не может существовать в WordPress без s ty le s .css, поскольку только так WordPress узнает, что тема есть, — index.php осуществляет тяжелую работу.</text:p>
      <text:p text:style-name="_5f_heading_5f_bottom">header.php</text:p>
      <text:p text:style-name="_5f_paragraph">Файл header.php включает в себя все <text:span text:style-name="T6">что выше</text:span> области контента. </text:p>
      <text:p text:style-name="_5f_paragraph">Когда вы выделили раздел «шапки» страниц в отдельный шаблон header.php, то, если вы создавали тему с нуля, вам нужно скорректировать файл index. php таким образом, чтобы в него вошел этот раздел. </text:p>
      <text:p text:style-name="_5f_code">&lt;?php</text:p>
      <text:p text:style-name="_5f_code"><text:s text:c="2"/>get_header()</text:p>
      <text:p text:style-name="_5f_code">?&gt;</text:p>
      <text:p text:style-name="_5f_paragraph">Эта функция автоматически включает имя файла header.php из директории текущей темы в текущий файл для генерирования. </text:p>
      <text:p text:style-name="_5f_paragraph">footer.php</text:p>
      <text:p text:style-name="_5f_paragraph">Не забудьте убедиться, что вы включили функцию wp_foot() в шаблон «подвала». Это функция позволяет WordPress включать любую необходимую информацию из активированных плагинов и, как правило, включает закрывающие теги &lt;/bodyx/html&gt;.</text:p>
      <text:p text:style-name="_5f_attention">Включил и получил ошибку:</text:p>
      <text:p text:style-name="_5f_attention">Fatal error: Uncaught Error: Call to undefined function wp_foot() in</text:p>
      <text:p text:style-name="_5f_attention">Пока не ясно почему. <text:span text:style-name="T19">Пока отключаем.</text:span></text:p>
      <text:p text:style-name="_5f_paragraph">Как и в случае включения шаблона заголовка, WordPress предлагает схожую функциональность для информации «подвала» с отдельной специальной функцией включения. Добавьте следующий код в нижнюю часть файлов шаблона:</text:p>
      <text:p text:style-name="_5f_code">&lt;?php</text:p>
      <text:p text:style-name="_5f_code"><text:s text:c="2"/>get_footer()</text:p>
      <text:p text:style-name="_5f_code">?&gt;</text:p>
      <text:p text:style-name="_5f_heading_5f_bottom">sidebar.php</text:p>
      <text:p text:style-name="_5f_paragraph">В файлы шаблонов нужно поместить следующий код, чтобы добавить файл sidebar. php:</text:p>
      <text:p text:style-name="_5f_code">&lt;?php get_sidebar(); ?&gt;</text:p>
      <text:p text:style-name="_5f_paragraph">Иногда наличие обеих боковых панелей в одном файле неудобно с позиций дизайна или, скорее, CSS. Или же вы выделили панели в отдельные файлы. В любом случае, вы можете создать две боковые панели для традиционного размещения слева и справа. Например:</text:p>
      <text:p text:style-name="_5f_paragraph">&lt;?php</text:p>
      <text:p text:style-name="_5f_paragraph"><text:soft-page-break/>get_sidebar('right');</text:p>
      <text:p text:style-name="_5f_paragraph">?&gt;</text:p>
      <text:p text:style-name="_5f_paragraph">берет файл sidebar-right.php, как видно в параметрах вызова функции, и помещает его в нужное место. Эта функция опять похожа на функцию get_template_part (), но сделана специально для боковых панелей и куда более читаемая в коде.</text:p>
      <text:p text:style-name="_5f_heading_5f_bottom">Отклонения от нормы: условные теги </text:p>
      <text:p text:style-name="_5f_code">&lt;header id="branding" role="banner"&gt;</text:p>
      <text:p text:style-name="_5f_code"><text:s text:c="3"/>&lt;hgroup&gt;</text:p>
      <text:p text:style-name="_5f_code"><text:s text:c="6"/>&lt;hl id="site-title"xspan&gt;«a</text:p>
      <text:p text:style-name="_5f_code"><text:s text:c="9"/>href="&lt;?php echo esc_url( home_url( '/' ) ); ?&gt;"</text:p>
      <text:p text:style-name="_5f_code"><text:s text:c="9"/>title="&lt;?php echo esc_attr( get_bloginfo( 'name', 'display' ) ); ?&gt;"</text:p>
      <text:p text:style-name="_5f_code"><text:s text:c="9"/>rel="home"x?php bloginfo( 'name' ); ?x/ax/span&gt;</text:p>
      <text:p text:style-name="_5f_code"><text:s text:c="6"/>&lt;/hl&gt;</text:p>
      <text:p text:style-name="_5f_code"><text:s text:c="6"/>&lt;?php</text:p>
      <text:p text:style-name="_5f_code"><text:s text:c="9"/>if (is_category('Ponies’)) { ?&gt;</text:p>
      <text:p text:style-name="_5f_code"><text:s text:c="6"/>// если это рубрика 'Ponies', то наложим на логотип разноцветную радугу</text:p>
      <text:p text:style-name="_5f_code"><text:s text:c="6"/>&lt;img id="raibow"</text:p>
      <text:p text:style-name="_5f_code"><text:s text:c="9"/>src="&lt;?php bloginfo('template_directory');?&gt;/img/rainbow.png"</text:p>
      <text:p text:style-name="_5f_code"><text:s text:c="9"/>alt="OMG! Ponies! " /&gt;</text:p>
      <text:p text:style-name="_5f_code"><text:s text:c="6"/>&lt;?php } ?&gt;</text:p>
      <text:p text:style-name="_5f_code"><text:s text:c="6"/>&lt;h2 id="site-description"x?php bloginfo( 'description' ); ?x/h2&gt;</text:p>
      <text:p text:style-name="_5f_code"><text:s text:c="3"/>&lt;/hgroup&gt;</text:p>
      <text:p text:style-name="_5f_code">&lt;/header&gt;</text:p>
      <text:p text:style-name="_5f_paragraph"/>
      <text:p text:style-name="_5f_heading_5f_middle_5f_1">Создание своей темы : отображение контента</text:p>
      <text:p text:style-name="_5f_paragraph"/>
      <text:p text:style-name="_5f_heading_5f_bottom">Индивидуализация домашней страницы: front-page.php</text:p>
      <text:p text:style-name="_5f_paragraph">У темы всегда должен быть файл index.php, поскольку это последний шаблон, который будет применяться, когда все остальное не подошло. Что, если вы хотите, чтобы у титульной страницы была особая разметка, возможно, содержащая какую то информацию о сайте — например, страницы продуктов? Вам вряд ли захочется связываться с index.php, поскольку придется переделывать всю тему, и все это только для специальной разметки в одном месте.</text:p>
      <text:p text:style-name="_5f_paragraph">Для реализации этого сценария есть плагины и другие уловки. Вы даже можете использовать консоль WordPress, чтобы установить статичную титульную страницу, являющуюся одной из опубликованных страниц сайта. Но в данном случае мы говорим о генерировании произвольной разметки или HTML, а не о традиционной странице. Самый простой способ — использовать встроенную иерархию шаблона и задать особую титульную страницу с помощью шаблона front-page.php.</text:p>
      <text:p text:style-name="_5f_paragraph">На самом деле есть два файла шаблонов, которые могут функционировать как титульная страница: front-page.php или home.php. В некоторых более старых темах и даже в первом издании этой книги единственным вариантом был home. php.</text:p>
      <text:p text:style-name="_5f_paragraph">С появлением WordPress 3.0 front-page. php стала самым предпочитаемым именем файла шаблона для титульной страницы. Сюда вовлекается несколько больше, в зависимости от того, какие параметры чтения вы установили в консоли. Далее в этой главе вы увидите иерархию шаблонов и то, как два шаблона соотносятся между собой.</text:p>
      <text:p text:style-name="_5f_paragraph">На титульной странице есть симпатичные демонстрационные поля со ссылками на индивидуальные страницы. Для усовершенствования этих полей и прокрутки в них изображений используется j Query. </text:p>
      <text:p text:style-name="P8">Пример домашней страницы</text:p>
      <text:p text:style-name="P8"><text:soft-page-break/>Цикл демонстрационного поля (showcase loop), иногда именуемый слайд-шоу</text:p>
      <text:p text:style-name="P8">{slideshows), может выглядеть примерно следующим образом (в данном случае используются записи индивидуального типа, о которых говорилось в главе 7):</text:p>
      <text:p text:style-name="_5f_code">&lt;div id="showcase"&gt;</text:p>
      <text:p text:style-name="_5f_code"><text:s text:c="3"/>&lt;?php</text:p>
      <text:p text:style-name="_5f_code"><text:s text:c="6"/>global $post;</text:p>
      <text:p text:style-name="_5f_code"><text:s text:c="6"/>$args = array(</text:p>
      <text:p text:style-name="_5f_code"><text:s text:c="6"/>'post_type' =&gt;'slides',</text:p>
      <text:p text:style-name="_5f_code"><text:s text:c="6"/>'numberposts' =&gt; -1,</text:p>
      <text:p text:style-name="_5f_code"><text:s text:c="6"/>'orderby' =&gt; 'rand'</text:p>
      <text:p text:style-name="_5f_code"><text:s text:c="6"/>);</text:p>
      <text:p text:style-name="_5f_code"><text:s text:c="6"/>$slider_posts = get_posts($args);</text:p>
      <text:p text:style-name="_5f_code"><text:s text:c="6"/>// отображаем демонстрационные поля, только если существуют слайды</text:p>
      <text:p text:style-name="_5f_code"><text:s text:c="6"/>if($slider_posts) {</text:p>
      <text:p text:style-name="_5f_code"><text:s text:c="6"/>foreach($slider_posts as {post) : setup_postdata($post);</text:p>
      <text:p text:style-name="_5f_code"><text:s text:c="6"/>// получаем изображение</text:p>
      <text:p text:style-name="_5f_code"><text:s text:c="6"/>$thumbnail = wp_get_attachment_image_src(get_post_thumbnail_id(),</text:p>
      <text:p text:style-name="_5f_code"><text:s text:c="6"/>'home-slide');</text:p>
      <text:p text:style-name="_5f_code"><text:s text:c="6"/>if ($thumbnail[l] == "600" &amp;&amp; $thumbnail[2] == "160") {</text:p>
      <text:p text:style-name="_5f_code"><text:s text:c="6"/>// проверяем размеры миниатюры в css ?&gt;</text:p>
      <text:p text:style-name="_5f_code"><text:s text:c="3"/>&lt;div id="feature-&lt;?php echo $post-&gt;ID; ?&gt;" class="slide"&gt;</text:p>
      <text:p text:style-name="_5f_code"><text:s text:c="6"/>&lt;a href="&lt;?php the_permalink(); ?&gt;" title="&lt;?php the_title(); ?&gt;"&gt;</text:p>
      <text:p text:style-name="_5f_code"><text:s text:c="6"/>&lt;img src="&lt;?php echo {thumbnail[0]; ?&gt;" title="&lt;?php the_title(); ?&gt;" /&gt;</text:p>
      <text:p text:style-name="_5f_code"><text:s text:c="6"/>&lt;/a&gt;</text:p>
      <text:p text:style-name="_5f_code"><text:s text:c="3"/>&lt;/div&gt;</text:p>
      <text:p text:style-name="_5f_code"><text:s text:c="3"/>&lt;?php } ?&gt;</text:p>
      <text:p text:style-name="_5f_code"><text:s text:c="3"/>&lt;?php endforeach; ?&gt;</text:p>
      <text:p text:style-name="_5f_code"><text:s text:c="3"/>&lt;?php wp_reset_postdata(); ?&gt;</text:p>
      <text:p text:style-name="_5f_code"><text:s text:c="3"/>&lt;?php } ?&gt;</text:p>
      <text:p text:style-name="_5f_code">&lt;/div&gt;</text:p>
      <text:p text:style-name="P8">Так создается генерируемый HTML, как показано на рис. 9.1.</text:p>
      <text:p text:style-name="P5">Дальше разъяснение как это работает, но пока не очень интересно</text:p>
      <text:p text:style-name="P11"><text:span text:style-name="T21">Теперь при запуске сразу выходит на титульную станицу. </text:span><text:span text:style-name="T20">Пока нужно отключить, </text:span><text:span text:style-name="T10">механизма то нет перехода на другие страницы.</text:span></text:p>
      <text:p text:style-name="_5f_heading_5f_bottom">Отображение старых записей: archive.php</text:p>
      <text:p text:style-name="_5f_paragraph">Тут в дело вступает шаблон a rch ive .php. Есть множество вариантов представления старого контента. Если шаблона архива нет, WordPress просто использует шаблон index для отображения старых записей. <text:span text:style-name="T23">Пример:</text:span></text:p>
      <text:p text:style-name="_5f_code">&lt;hl class="page-title"&gt;</text:p>
      <text:p text:style-name="_5f_code"><text:s text:c="3"/>&lt;?php if ( is_day() ) : ?&gt;</text:p>
      <text:p text:style-name="_5f_code"><text:s text:c="3"/>&lt;?php printf( __( ‘Daily Archives: %s', ’twentyeleven1 ), ’&lt;span&gt;' .</text:p>
      <text:p text:style-name="_5f_code"><text:s text:c="6"/>get_the_date() . '&lt;/span&gt;' ); ?&gt;</text:p>
      <text:p text:style-name="_5f_code"><text:s text:c="3"/>&lt;?php elseif ( is_month() ) : ?&gt;</text:p>
      <text:p text:style-name="_5f_code"><text:s text:c="3"/>&lt;?php printf( __( 'Monthly Archives: %s', 'twentyeleven' ), '&lt;span&gt;' .</text:p>
      <text:p text:style-name="_5f_code"><text:s text:c="6"/>get_the_date( _x( 'F Y', 'monthly archives date format',</text:p>
      <text:p text:style-name="_5f_code"><text:s text:c="6"/>'twentyeleven' ) ) . '&lt;/span&gt;' ); ?&gt;</text:p>
      <text:p text:style-name="_5f_code"><text:s text:c="3"/>&lt;?php elseif ( is_year() ) : ?&gt;</text:p>
      <text:p text:style-name="_5f_code"><text:s text:c="3"/>&lt;?php printf( __( 'Yearly Archives: %s', 'twentyeleven' ),</text:p>
      <text:p text:style-name="_5f_code"><text:s text:c="6"/>'&lt;span&gt;' . get_the_date( _x( 'Y', 'yearly archives date format',</text:p>
      <text:p text:style-name="_5f_code"><text:s text:c="6"/>'twentyeleven' ) ) . '&lt;/span&gt;' ); ?&gt;</text:p>
      <text:p text:style-name="_5f_code"><text:s text:c="3"/>&lt;?php else : ?&gt;</text:p>
      <text:p text:style-name="_5f_code"><text:s text:c="3"/>&lt;?php _e( 'Blog Archives', 'twentyeleven' ); ?&gt;</text:p>
      <text:p text:style-name="_5f_code"><text:s text:c="3"/>&lt;?php endif; ?&gt;</text:p>
      <text:p text:style-name="_5f_code">&lt;/hl&gt;</text:p>
      <text:p text:style-name="_5f_paragraph">Этот блок кода показывает, как шаблон архива темы отображает уникальный заголовок в зависимости от того, ищет посетитель архивные записи за день, месяц или целый год или отслеживает условное разбиение на страницы.</text:p>
      <text:p text:style-name="_5f_attention"><text:soft-page-break/>Потом можно будет проанализировать</text:p>
      <text:p text:style-name="_5f_heading_5f_bottom">Отображение одной рубрики: category.php</text:p>
      <text:p text:style-name="P9"><text:span text:style-name="_5f_bold"><text:span text:style-name="T24">Рубрика</text:span></text:span><text:span text:style-name="T24"> – это некоторое количество статей на сайте, которые имеют одну общую тематику. Для примера на компьютерном новостном сайте могут быть рубрики: Процессоры, </text:span><text:span text:style-name="T7">графические карты</text:span><text:span text:style-name="T24">, материнские </text:span><text:span text:style-name="T7">платы</text:span><text:span text:style-name="T24">.</text:span></text:p>
      <text:p text:style-name="P10">Так что рубрика и категория те же яйца.</text:p>
      <text:p text:style-name="_5f_paragraph">Шаблон category.php создает цикл записей одной определенной категории. Шаблон категории запускается, когда посетитель выбирает определенный URL с именем категории. Например: http://example.com/category/zombies. В шаблоне category.php WordPress уже определил, что пользователь ищет записи в определенных запросах категории, поэтому предустановленный цикл автоматически делает для вас запрос, не требуя специального взаимодействия.</text:p>
      <text:p text:style-name="_5f_paragraph">Используя этот шаблон, вы можете в целом отобразить записи и информацию по категории. Именно так устроена тема Twenty Eleven. Например, тема Twenty Eleven помещает заголовок и информацию по категории, полученную из ее описания, если оно есть:</text:p>
      <text:p text:style-name="_5f_code">&lt;header class="page-header"&gt;</text:p>
      <text:p text:style-name="_5f_code"><text:s text:c="3"/>&lt;hl class="page-title"&gt;&lt;?php</text:p>
      <text:p text:style-name="_5f_code"><text:s text:c="3"/>printf( ( ’Category Archives: %s' , 'twentyeleven' ), '&lt;span&gt;' .</text:p>
      <text:p text:style-name="_5f_code"><text:s text:c="3"/>single_cat_title( " , false ) . '&lt;/span&gt;’ );</text:p>
      <text:p text:style-name="_5f_code"><text:s text:c="3"/>?&gt;</text:p>
      <text:p text:style-name="_5f_code"><text:s text:c="3"/>&lt;/hl&gt;</text:p>
      <text:p text:style-name="_5f_code"><text:s text:c="3"/>&lt;?php</text:p>
      <text:p text:style-name="_5f_code"><text:s text:c="6"/>$category_description = category_description();</text:p>
      <text:p text:style-name="_5f_code"><text:s text:c="6"/>if ( ! empty( $category_description ) )</text:p>
      <text:p text:style-name="_5f_code"><text:s text:c="6"/>echo apply_filters( 'category_archive_meta',</text:p>
      <text:p text:style-name="_5f_code"><text:s text:c="6"/>'&lt;div class="category-archive-meta"&gt;’ . $category_description . '&lt;/div&gt;' );</text:p>
      <text:p text:style-name="_5f_code"><text:s text:c="6"/>?&gt;</text:p>
      <text:p text:style-name="_5f_code">&lt;/header&gt;</text:p>
      <text:p text:style-name="_5f_paragraph">Здесь рассматривается случай предустановленной рубрики, то есть предустановленный шаблон, который хорошо бы иметь. Но что, если вы хотите, чтобы у каждого шаблона рубрики был уникальный вид — например, цветовая схема или иконка?</text:p>
      <text:p text:style-name="_5f_paragraph"/>
      <text:p text:style-name="_5f_paragraph"/>
      <text:p text:style-name="_5f_paragraph"/>
      <text:p text:style-name="_5f_paragraph"/>
      <text:p text:style-name="_5f_heading_5f_top">Иерархия шаблонов</text:p>
      <text:p text:style-name="P14"><text:span text:style-name="T28">Собственно говоря, всё идет от </text:span><text:span text:style-name="T25">GET </text:span><text:span text:style-name="T22">запроса (как и везде). Поскольку кроме этого и ничего нет. </text:span><text:span text:style-name="T25">Post </text:span><text:span text:style-name="T22">запросы в счет не идут. Это </text:span><text:span text:style-name="T12">когда уже будет загружен контент, то он и организует </text:span><text:span text:style-name="T16">POST </text:span><text:span text:style-name="T12">запрос а пока у браузера ничего нет кроме </text:span><text:span text:style-name="T16">SET </text:span><text:span text:style-name="T12">запроса.</text:span></text:p>
      <text:p text:style-name="P15"><text:span text:style-name="T12">Д</text:span><text:span text:style-name="T9">омен обычно отбрасывается и если сайт </text:span><text:span text:style-name="_5f_bold">WordPress</text:span><text:span text:style-name="T15"> </text:span><text:span text:style-name="T9">находится не в корневом каталоге то отбрасывается название папки в котором лежит </text:span><text:span text:style-name="_5f_bold">WordPress</text:span><text:span text:style-name="T15">.</text:span></text:p>
      <text:p text:style-name="P16"><text:span text:style-name="T13">Остается путь до… Раньше было так. На сайтах путь прописывался папкам до конечного файла. Его </text:span><text:span text:style-name="_5f_bold"><text:span text:style-name="T29">Apache</text:span></text:span><text:span text:style-name="T13"> открывал и запускал. Типа </text:span><text:a xlink:type="simple" xlink:href="http://wordpress.test/wp-admin/file.php" text:style-name="Internet_20_link" text:visited-style-name="Visited_20_Internet_20_Link"><text:span text:style-name="T13">http://wordpress.test/wp-admin/</text:span></text:a><text:a xlink:type="simple" xlink:href="http://wordpress.test/wp-admin/file.php" text:style-name="Internet_20_link" text:visited-style-name="Visited_20_Internet_20_Link"><text:span text:style-name="T17">file.php</text:span></text:a><text:span text:style-name="T17"> → </text:span><text:span text:style-name="T13">папка </text:span><text:span text:style-name="_5f_bold"><text:span text:style-name="T29">wp-admin</text:span></text:span><text:span text:style-name="T13"> файл</text:span><text:span text:style-name="T17"> </text:span><text:span text:style-name="T13">для запуска </text:span><text:span text:style-name="_5f_bold"><text:span text:style-name="T29">file.php</text:span></text:span><text:span text:style-name="T13">. Естественно можно было произвести синтаксический анализ запроса и делать то что нужно, но уто необходимо сделать до того, как полезет за файлом в папку. </text:span><text:span text:style-name="T30">КТО и КАК это делает?</text:span><text:span text:style-name="T13"> В </text:span><text:span text:style-name="T17">Node.js </text:span><text:span text:style-name="T13">есть специальная библшиотека, которая сравнивает запрос с шаблонами и запускает нужный контент.</text:span></text:p>
      <text:p text:style-name="P12"><text:soft-page-break/>На основе URL <text:span text:style-name="_5f_bold">WordPress</text:span> определяет, какой тип контента был запрошен. </text:p>
      <text:p text:style-name="P13">Разбираемся.</text:p>
      <text:p text:style-name="P13"><text:a xlink:type="simple" xlink:href="http://wordpress.test/" text:style-name="Internet_20_link" text:visited-style-name="Visited_20_Internet_20_Link">http://wordpress.test/</text:a> - front-page.php</text:p>
      <text:p text:style-name="P12"><text:a xlink:type="simple" xlink:href="http://wordpress.test/wp-admin/" text:style-name="Internet_20_link" text:visited-style-name="Visited_20_Internet_20_Link"><text:span text:style-name="T26">http://wordpress.test/wp-admin/</text:span></text:a><text:span text:style-name="T26"> - </text:span><text:span text:style-name="T27">в ад</text:span><text:span text:style-name="T8">минку. Это каие </text:span><text:span text:style-name="T11">файлы и где они лежат в ядре. Просто любопытно. Так-то ядро не прогаем, но всё же.</text:span></text:p>
      <text:p text:style-name="P12"><text:span text:style-name="T11"/></text:p>
      <text:p text:style-name="P12">Затем WordPress выясняет степень специфичности используемого шаблона, пытаясь сначала применить наиболее специфические шаблоны, соответствующие критериям, а затем переходя к более общим до нахождения соответствия. Эта система работает хорошо, будучи толерантной к ошибкам посредством постоянного отката назад к index. php, и при этом является невероятно мощной, потому что как разработчик вы можете при необходимости создавать произвольные шаблоны для весьма специфических ситуаций.</text:p>
      <text:p text:style-name="_5f_paragraph">Это проще всего проиллюстрировать с помощью блок-схемы, показанной на рис. 9.3. Она позаимствована из Кодекса WordPress, но более полная версия доступна онлайн.</text:p>
      <text:p text:style-name="_5f_paragraph">Как видите, это замечательно</text:p>
      <text:p text:style-name="_5f_paragraph"/>
      <text:p text:style-name="_5f_paragraph"/>
      <text:p text:style-name="_5f_paragraph"/>
      <text:p text:style-name="_5f_paragrap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1" svg:font-family="Calibri" style:font-adornments="Курсив"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2"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ent-style-name="_5f_paragraph">
      <style:paragraph-properties fo:margin-left="0cm" fo:margin-right="0cm" fo:margin-top="0cm" fo:margin-bottom="0cm" style:contextual-spacing="true" fo:text-indent="0cm" style:auto-text-indent="false"/>
    </style:style>
    <style:style style:name="_5f_code" style:display-name="_code" style:family="paragraph" style:parent-style-name="_5f_paragraph" style:next-style-name="_5f_paragraph" style:master-page-name="">
      <loext:graphic-properties draw:fill="solid" draw:fill-color="#f6f8fa"/>
      <style:paragraph-properties fo:margin-left="0cm" fo:margin-right="0cm" fo:margin-top="0cm" fo:margin-bottom="0.199cm" style:contextual-spacing="true" fo:text-indent="0cm" style:auto-text-indent="false" style:page-number="auto" fo:background-color="#f6f8fa" fo:padding="0.101cm" fo:border="0.26pt solid #00a933"/>
      <style:text-properties style:font-name="Hack" fo:font-family="Hack" style:font-style-name="Обычный" style:font-family-generic="modern" style:font-pitch="fixed" fo:font-size="9pt" fo:language="zxx" fo:country="none" fo:font-weight="normal"/>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comment" style:display-name="_comment" style:family="paragraph">
      <loext:graphic-properties draw:fill="solid" draw:fill-color="#fffbed"/>
      <style:paragraph-properties fo:background-color="#fffbed" fo:padding="0.101cm" fo:border-left="2.01pt solid #2a6099" fo:border-right="2.01pt solid #2a6099" fo:border-top="none" fo:border-bottom="none"/>
      <style:text-properties style:font-name="Calibri1" fo:font-family="Calibri" style:font-style-name="Курсив" style:font-family-generic="swiss" style:font-pitch="variable" fo:font-size="9pt" fo:language="none" fo:country="none" fo:font-style="italic" fo:font-weight="normal"/>
    </style:style>
    <style:style style:name="_5f_attention" style:display-name="_attention" style:family="paragraph" style:parent-style-name="_5f_code">
      <loext:graphic-properties draw:fill="none" draw:fill-color="#ffffa6"/>
      <style:paragraph-properties fo:background-color="transparent" style:border-line-width="0.026cm 0.004cm 0.053cm" fo:padding="0.101cm" fo:border="2.35pt double #ff5429"/>
      <style:text-properties style:font-name="Calibri Light1" fo:font-family="'Calibri Light'" style:font-style-name="Обычный" style:font-family-generic="swiss" style:font-pitch="variable" fo:font-size="10pt" fo:language="none" fo:country="none" fo:font-weight="bold"/>
    </style:style>
    <style:style style:name="_5f_paragraph" style:display-name="_paragraph" style:family="paragraph">
      <style:paragraph-properties fo:margin-left="0cm" fo:margin-right="0cm" fo:margin-top="0cm" fo:margin-bottom="0.199cm" style:contextual-spacing="false" fo:line-height="100%" fo:text-align="justify" style:justify-single-word="false" fo:text-indent="0.499cm" style:auto-text-indent="false"/>
      <style:text-properties style:font-name="Calibri Light1" fo:font-family="'Calibri Light'" style:font-style-name="Обычный" style:font-family-generic="swiss" style:font-pitch="variable" fo:font-size="11pt" fo:font-weight="250" officeooo:rsid="00409ea1"/>
    </style:style>
    <style:style style:name="_5f_heading_5f_top" style:display-name="_heading_top" style:family="paragraph" style:master-page-name="">
      <style:paragraph-properties fo:margin-top="0.3cm" fo:margin-bottom="0.3cm" style:contextual-spacing="false" fo:text-align="center" style:justify-single-word="false" style:page-number="auto">
        <style:tab-stops/>
      </style:paragraph-properties>
      <style:text-properties fo:font-variant="normal" fo:text-transform="none" style:font-name="Bebas Neue Pro" fo:font-family="'Bebas Neue Pro'" style:font-style-name="Обычный" style:font-family-generic="swiss" style:font-pitch="variable" fo:font-size="24pt"/>
    </style:style>
    <style:style style:name="_5f_heading_5f_middle_5f_1" style:display-name="_heading_middle_1" style:family="paragraph" style:parent-style-name="_5f_heading_5f_top">
      <style:text-properties fo:font-variant="normal" fo:text-transform="none" fo:font-size="18pt"/>
    </style:style>
    <style:style style:name="_5f_heading_5f_middle_5f_2" style:display-name="_heading_middle_2" style:family="paragraph" style:parent-style-name="_5f_heading_5f_middle_5f_1">
      <style:text-properties fo:font-size="16pt"/>
    </style:style>
    <style:style style:name="_5f_heading_5f_bottom" style:display-name="_heading_bottom" style:family="paragraph" style:parent-style-name="_5f_heading_5f_middle_5f_2" style:master-page-name="">
      <style:paragraph-properties fo:margin-left="1cm" fo:margin-right="0cm" fo:margin-top="0.199cm" fo:margin-bottom="0.199cm" style:contextual-spacing="false" fo:text-align="start" style:justify-single-word="false" fo:text-indent="0cm" style:auto-text-indent="false" style:page-number="auto">
        <style:tab-stops/>
      </style:paragraph-properties>
      <style:text-properties style:font-name="Bebas Neue Pro Expanded" fo:font-family="'Bebas Neue Pro Expanded'" style:font-style-name="Жирный" style:font-family-generic="swiss" style:font-pitch="variable" fo:font-size="14pt" fo:font-weight="bold"/>
    </style:style>
    <style:style style:name="_5f_list" style:display-name="_list" style:family="paragraph" style:parent-style-name="_5f_paragraph">
      <style:paragraph-properties fo:margin-left="0cm" fo:margin-right="0cm" fo:margin-top="0cm" fo:margin-bottom="0.199cm" style:contextual-spacing="true" fo:text-indent="0.101cm" style:auto-text-indent="false">
        <style:tab-stops>
          <style:tab-stop style:position="1cm"/>
          <style:tab-stop style:position="2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 fo:font-family="'Calibri Light'" style:font-style-name="Жирный" style:font-family-generic="swiss" style:font-pitch="variable" fo:font-size="11pt" fo:language="zxx" fo:country="none" fo:font-weight="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2"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2"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2"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14T18:16:24.091000000</dc:date>
    <meta:editing-duration>PT2H27M4S</meta:editing-duration>
    <meta:editing-cycles>39</meta:editing-cycles>
    <meta:document-statistic meta:table-count="0" meta:image-count="0" meta:object-count="0" meta:page-count="6" meta:paragraph-count="166" meta:word-count="1844" meta:character-count="13751" meta:non-whitespace-character-count="11718"/>
  </office:meta>
</office:document-meta>
</file>